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table:number-columns-repeated="2"/>
          <table:table-cell office:value-type="string" calcext:value-type="string">
            <text:p>Desktop</text:p>
          </table:table-cell>
          <table:table-cell office:value-type="string" calcext:value-type="string">
            <text:p>Mobi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 Size: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Grid Size</text:p>
          </table:table-cell>
          <table:table-cell office:value-type="string" calcext:value-type="string">
            <text:p>box width</text:p>
          </table:table-cell>
          <table:table-cell office:value-type="string" calcext:value-type="string">
            <text:p>box heigh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 of boxe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$C$2]/[.B6]" office:value-type="float" office:value="125" calcext:value-type="float">
            <text:p>125</text:p>
          </table:table-cell>
          <table:table-cell table:formula="of:=[.$C$2]/[.B6]" office:value-type="float" office:value="125" calcext:value-type="float">
            <text:p>125</text:p>
          </table:table-cell>
          <table:table-cell table:formula="of:=[.C6]*[.B6]" office:value-type="float" office:value="500" calcext:value-type="float">
            <text:p>500</text:p>
          </table:table-cell>
          <table:table-cell table:formula="of:=[.B6]*[.B6]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$C$2]/[.B7]" office:value-type="float" office:value="100" calcext:value-type="float">
            <text:p>100</text:p>
          </table:table-cell>
          <table:table-cell table:formula="of:=[.$C$2]/[.B7]" office:value-type="float" office:value="100" calcext:value-type="float">
            <text:p>100</text:p>
          </table:table-cell>
          <table:table-cell table:formula="of:=[.C7]*[.B7]" office:value-type="float" office:value="500" calcext:value-type="float">
            <text:p>500</text:p>
          </table:table-cell>
          <table:table-cell table:formula="of:=[.B7]*[.B7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$C$2]/[.B8]" office:value-type="float" office:value="83.3333333333333" calcext:value-type="float">
            <text:p>83.3333333333333</text:p>
          </table:table-cell>
          <table:table-cell table:formula="of:=[.$C$2]/[.B8]" office:value-type="float" office:value="83.3333333333333" calcext:value-type="float">
            <text:p>83.3333333333333</text:p>
          </table:table-cell>
          <table:table-cell table:formula="of:=[.C8]*[.B8]" office:value-type="float" office:value="500" calcext:value-type="float">
            <text:p>500</text:p>
          </table:table-cell>
          <table:table-cell table:formula="of:=[.B8]*[.B8]"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$C$2]/[.B9]" office:value-type="float" office:value="71.4285714285714" calcext:value-type="float">
            <text:p>71.4285714285714</text:p>
          </table:table-cell>
          <table:table-cell table:formula="of:=[.$C$2]/[.B9]" office:value-type="float" office:value="71.4285714285714" calcext:value-type="float">
            <text:p>71.4285714285714</text:p>
          </table:table-cell>
          <table:table-cell table:formula="of:=[.C9]*[.B9]" office:value-type="float" office:value="500" calcext:value-type="float">
            <text:p>500</text:p>
          </table:table-cell>
          <table:table-cell table:formula="of:=[.B9]*[.B9]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$C$2]/[.B10]" office:value-type="float" office:value="62.5" calcext:value-type="float">
            <text:p>62.5</text:p>
          </table:table-cell>
          <table:table-cell table:formula="of:=[.$C$2]/[.B10]" office:value-type="float" office:value="62.5" calcext:value-type="float">
            <text:p>62.5</text:p>
          </table:table-cell>
          <table:table-cell table:formula="of:=[.C10]*[.B10]" office:value-type="float" office:value="500" calcext:value-type="float">
            <text:p>500</text:p>
          </table:table-cell>
          <table:table-cell table:formula="of:=[.B10]*[.B10]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$C$2]/[.B11]" office:value-type="float" office:value="55.5555555555556" calcext:value-type="float">
            <text:p>55.5555555555556</text:p>
          </table:table-cell>
          <table:table-cell table:formula="of:=[.$C$2]/[.B11]" office:value-type="float" office:value="55.5555555555556" calcext:value-type="float">
            <text:p>55.5555555555556</text:p>
          </table:table-cell>
          <table:table-cell table:formula="of:=[.C11]*[.B11]" office:value-type="float" office:value="500" calcext:value-type="float">
            <text:p>500</text:p>
          </table:table-cell>
          <table:table-cell table:formula="of:=[.B11]*[.B11]"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$C$2]/[.B12]" office:value-type="float" office:value="50" calcext:value-type="float">
            <text:p>50</text:p>
          </table:table-cell>
          <table:table-cell table:formula="of:=[.$C$2]/[.B12]" office:value-type="float" office:value="50" calcext:value-type="float">
            <text:p>50</text:p>
          </table:table-cell>
          <table:table-cell table:formula="of:=[.C12]*[.B12]" office:value-type="float" office:value="500" calcext:value-type="float">
            <text:p>500</text:p>
          </table:table-cell>
          <table:table-cell table:formula="of:=[.B12]*[.B12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$C$2]/[.B13]" office:value-type="float" office:value="45.4545454545455" calcext:value-type="float">
            <text:p>45.4545454545455</text:p>
          </table:table-cell>
          <table:table-cell table:formula="of:=[.$C$2]/[.B13]" office:value-type="float" office:value="45.4545454545455" calcext:value-type="float">
            <text:p>45.4545454545455</text:p>
          </table:table-cell>
          <table:table-cell table:formula="of:=[.C13]*[.B13]" office:value-type="float" office:value="500" calcext:value-type="float">
            <text:p>500</text:p>
          </table:table-cell>
          <table:table-cell table:formula="of:=[.B13]*[.B13]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$C$2]/[.B14]" office:value-type="float" office:value="41.6666666666667" calcext:value-type="float">
            <text:p>41.6666666666667</text:p>
          </table:table-cell>
          <table:table-cell table:formula="of:=[.$C$2]/[.B14]" office:value-type="float" office:value="41.6666666666667" calcext:value-type="float">
            <text:p>41.6666666666667</text:p>
          </table:table-cell>
          <table:table-cell table:formula="of:=[.C14]*[.B14]" office:value-type="float" office:value="500" calcext:value-type="float">
            <text:p>500</text:p>
          </table:table-cell>
          <table:table-cell table:formula="of:=[.B14]*[.B14]"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$C$2]/[.B15]" office:value-type="float" office:value="38.4615384615385" calcext:value-type="float">
            <text:p>38.4615384615385</text:p>
          </table:table-cell>
          <table:table-cell table:formula="of:=[.$C$2]/[.B15]" office:value-type="float" office:value="38.4615384615385" calcext:value-type="float">
            <text:p>38.4615384615385</text:p>
          </table:table-cell>
          <table:table-cell table:formula="of:=[.C15]*[.B15]" office:value-type="float" office:value="500" calcext:value-type="float">
            <text:p>500</text:p>
          </table:table-cell>
          <table:table-cell table:formula="of:=[.B15]*[.B15]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$C$2]/[.B16]" office:value-type="float" office:value="35.7142857142857" calcext:value-type="float">
            <text:p>35.7142857142857</text:p>
          </table:table-cell>
          <table:table-cell table:formula="of:=[.$C$2]/[.B16]" office:value-type="float" office:value="35.7142857142857" calcext:value-type="float">
            <text:p>35.7142857142857</text:p>
          </table:table-cell>
          <table:table-cell table:formula="of:=[.C16]*[.B16]" office:value-type="float" office:value="500" calcext:value-type="float">
            <text:p>500</text:p>
          </table:table-cell>
          <table:table-cell table:formula="of:=[.B16]*[.B16]" office:value-type="float" office:value="196" calcext:value-type="float">
            <text:p>19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$C$2]/[.B17]" office:value-type="float" office:value="33.3333333333333" calcext:value-type="float">
            <text:p>33.3333333333333</text:p>
          </table:table-cell>
          <table:table-cell table:formula="of:=[.$C$2]/[.B17]" office:value-type="float" office:value="33.3333333333333" calcext:value-type="float">
            <text:p>33.3333333333333</text:p>
          </table:table-cell>
          <table:table-cell table:formula="of:=[.C17]*[.B17]" office:value-type="float" office:value="500" calcext:value-type="float">
            <text:p>500</text:p>
          </table:table-cell>
          <table:table-cell table:formula="of:=[.B17]*[.B17]"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$C$2]/[.B18]" office:value-type="float" office:value="31.25" calcext:value-type="float">
            <text:p>31.25</text:p>
          </table:table-cell>
          <table:table-cell table:formula="of:=[.$C$2]/[.B18]" office:value-type="float" office:value="31.25" calcext:value-type="float">
            <text:p>31.25</text:p>
          </table:table-cell>
          <table:table-cell table:formula="of:=[.C18]*[.B18]" office:value-type="float" office:value="500" calcext:value-type="float">
            <text:p>500</text:p>
          </table:table-cell>
          <table:table-cell table:formula="of:=[.B18]*[.B18]"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$C$2]/[.B19]" office:value-type="float" office:value="29.4117647058823" calcext:value-type="float">
            <text:p>29.4117647058823</text:p>
          </table:table-cell>
          <table:table-cell table:formula="of:=[.$C$2]/[.B19]" office:value-type="float" office:value="29.4117647058823" calcext:value-type="float">
            <text:p>29.4117647058823</text:p>
          </table:table-cell>
          <table:table-cell table:formula="of:=[.C19]*[.B19]" office:value-type="float" office:value="500" calcext:value-type="float">
            <text:p>500</text:p>
          </table:table-cell>
          <table:table-cell table:formula="of:=[.B19]*[.B19]" office:value-type="float" office:value="289" calcext:value-type="float">
            <text:p>28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$C$2]/[.B20]" office:value-type="float" office:value="27.7777777777778" calcext:value-type="float">
            <text:p>27.7777777777778</text:p>
          </table:table-cell>
          <table:table-cell table:formula="of:=[.$C$2]/[.B20]" office:value-type="float" office:value="27.7777777777778" calcext:value-type="float">
            <text:p>27.7777777777778</text:p>
          </table:table-cell>
          <table:table-cell table:formula="of:=[.C20]*[.B20]" office:value-type="float" office:value="500" calcext:value-type="float">
            <text:p>500</text:p>
          </table:table-cell>
          <table:table-cell table:formula="of:=[.B20]*[.B20]" office:value-type="float" office:value="324" calcext:value-type="float">
            <text:p>32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$C$2]/[.B21]" office:value-type="float" office:value="26.3157894736842" calcext:value-type="float">
            <text:p>26.3157894736842</text:p>
          </table:table-cell>
          <table:table-cell table:formula="of:=[.$C$2]/[.B21]" office:value-type="float" office:value="26.3157894736842" calcext:value-type="float">
            <text:p>26.3157894736842</text:p>
          </table:table-cell>
          <table:table-cell table:formula="of:=[.C21]*[.B21]" office:value-type="float" office:value="500" calcext:value-type="float">
            <text:p>500</text:p>
          </table:table-cell>
          <table:table-cell table:formula="of:=[.B21]*[.B21]" office:value-type="float" office:value="361" calcext:value-type="float">
            <text:p>36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$C$2]/[.B22]" office:value-type="float" office:value="25" calcext:value-type="float">
            <text:p>25</text:p>
          </table:table-cell>
          <table:table-cell table:formula="of:=[.$C$2]/[.B22]" office:value-type="float" office:value="25" calcext:value-type="float">
            <text:p>25</text:p>
          </table:table-cell>
          <table:table-cell table:formula="of:=[.C22]*[.B22]" office:value-type="float" office:value="500" calcext:value-type="float">
            <text:p>500</text:p>
          </table:table-cell>
          <table:table-cell table:formula="of:=[.B22]*[.B22]"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$C$2]/[.B23]" office:value-type="float" office:value="23.8095238095238" calcext:value-type="float">
            <text:p>23.8095238095238</text:p>
          </table:table-cell>
          <table:table-cell table:formula="of:=[.$C$2]/[.B23]" office:value-type="float" office:value="23.8095238095238" calcext:value-type="float">
            <text:p>23.8095238095238</text:p>
          </table:table-cell>
          <table:table-cell table:formula="of:=[.C23]*[.B23]" office:value-type="float" office:value="500" calcext:value-type="float">
            <text:p>500</text:p>
          </table:table-cell>
          <table:table-cell table:formula="of:=[.B23]*[.B23]" office:value-type="float" office:value="441" calcext:value-type="float">
            <text:p>44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$C$2]/[.B24]" office:value-type="float" office:value="22.7272727272727" calcext:value-type="float">
            <text:p>22.7272727272727</text:p>
          </table:table-cell>
          <table:table-cell table:formula="of:=[.$C$2]/[.B24]" office:value-type="float" office:value="22.7272727272727" calcext:value-type="float">
            <text:p>22.7272727272727</text:p>
          </table:table-cell>
          <table:table-cell table:formula="of:=[.C24]*[.B24]" office:value-type="float" office:value="500" calcext:value-type="float">
            <text:p>500</text:p>
          </table:table-cell>
          <table:table-cell table:formula="of:=[.B24]*[.B24]" office:value-type="float" office:value="484" calcext:value-type="float">
            <text:p>48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$C$2]/[.B25]" office:value-type="float" office:value="21.7391304347826" calcext:value-type="float">
            <text:p>21.7391304347826</text:p>
          </table:table-cell>
          <table:table-cell table:formula="of:=[.$C$2]/[.B25]" office:value-type="float" office:value="21.7391304347826" calcext:value-type="float">
            <text:p>21.7391304347826</text:p>
          </table:table-cell>
          <table:table-cell table:formula="of:=[.C25]*[.B25]" office:value-type="float" office:value="500" calcext:value-type="float">
            <text:p>500</text:p>
          </table:table-cell>
          <table:table-cell table:formula="of:=[.B25]*[.B25]" office:value-type="float" office:value="529" calcext:value-type="float">
            <text:p>529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$C$2]/[.B26]" office:value-type="float" office:value="20.8333333333333" calcext:value-type="float">
            <text:p>20.8333333333333</text:p>
          </table:table-cell>
          <table:table-cell table:formula="of:=[.$C$2]/[.B26]" office:value-type="float" office:value="20.8333333333333" calcext:value-type="float">
            <text:p>20.8333333333333</text:p>
          </table:table-cell>
          <table:table-cell table:formula="of:=[.C26]*[.B26]" office:value-type="float" office:value="500" calcext:value-type="float">
            <text:p>500</text:p>
          </table:table-cell>
          <table:table-cell table:formula="of:=[.B26]*[.B26]" office:value-type="float" office:value="576" calcext:value-type="float">
            <text:p>57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$C$2]/[.B27]" office:value-type="float" office:value="20" calcext:value-type="float">
            <text:p>20</text:p>
          </table:table-cell>
          <table:table-cell table:formula="of:=[.$C$2]/[.B27]" office:value-type="float" office:value="20" calcext:value-type="float">
            <text:p>20</text:p>
          </table:table-cell>
          <table:table-cell table:formula="of:=[.C27]*[.B27]" office:value-type="float" office:value="500" calcext:value-type="float">
            <text:p>500</text:p>
          </table:table-cell>
          <table:table-cell table:formula="of:=[.B27]*[.B27]" office:value-type="float" office:value="625" calcext:value-type="float">
            <text:p>62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$C$2]/[.B28]" office:value-type="float" office:value="19.2307692307692" calcext:value-type="float">
            <text:p>19.2307692307692</text:p>
          </table:table-cell>
          <table:table-cell table:formula="of:=[.$C$2]/[.B28]" office:value-type="float" office:value="19.2307692307692" calcext:value-type="float">
            <text:p>19.2307692307692</text:p>
          </table:table-cell>
          <table:table-cell table:formula="of:=[.C28]*[.B28]" office:value-type="float" office:value="500" calcext:value-type="float">
            <text:p>500</text:p>
          </table:table-cell>
          <table:table-cell table:formula="of:=[.B28]*[.B28]" office:value-type="float" office:value="676" calcext:value-type="float">
            <text:p>676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$C$2]/[.B29]" office:value-type="float" office:value="18.5185185185185" calcext:value-type="float">
            <text:p>18.5185185185185</text:p>
          </table:table-cell>
          <table:table-cell table:formula="of:=[.$C$2]/[.B29]" office:value-type="float" office:value="18.5185185185185" calcext:value-type="float">
            <text:p>18.5185185185185</text:p>
          </table:table-cell>
          <table:table-cell table:formula="of:=[.C29]*[.B29]" office:value-type="float" office:value="500" calcext:value-type="float">
            <text:p>500</text:p>
          </table:table-cell>
          <table:table-cell table:formula="of:=[.B29]*[.B29]" office:value-type="float" office:value="729" calcext:value-type="float">
            <text:p>72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$C$2]/[.B30]" office:value-type="float" office:value="17.8571428571429" calcext:value-type="float">
            <text:p>17.8571428571429</text:p>
          </table:table-cell>
          <table:table-cell table:formula="of:=[.$C$2]/[.B30]" office:value-type="float" office:value="17.8571428571429" calcext:value-type="float">
            <text:p>17.8571428571429</text:p>
          </table:table-cell>
          <table:table-cell table:formula="of:=[.C30]*[.B30]" office:value-type="float" office:value="500" calcext:value-type="float">
            <text:p>500</text:p>
          </table:table-cell>
          <table:table-cell table:formula="of:=[.B30]*[.B30]" office:value-type="float" office:value="784" calcext:value-type="float">
            <text:p>784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$C$2]/[.B31]" office:value-type="float" office:value="17.2413793103448" calcext:value-type="float">
            <text:p>17.2413793103448</text:p>
          </table:table-cell>
          <table:table-cell table:formula="of:=[.$C$2]/[.B31]" office:value-type="float" office:value="17.2413793103448" calcext:value-type="float">
            <text:p>17.2413793103448</text:p>
          </table:table-cell>
          <table:table-cell table:formula="of:=[.C31]*[.B31]" office:value-type="float" office:value="500" calcext:value-type="float">
            <text:p>500</text:p>
          </table:table-cell>
          <table:table-cell table:formula="of:=[.B31]*[.B31]" office:value-type="float" office:value="841" calcext:value-type="float">
            <text:p>84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$C$2]/[.B32]" office:value-type="float" office:value="16.6666666666667" calcext:value-type="float">
            <text:p>16.6666666666667</text:p>
          </table:table-cell>
          <table:table-cell table:formula="of:=[.$C$2]/[.B32]" office:value-type="float" office:value="16.6666666666667" calcext:value-type="float">
            <text:p>16.6666666666667</text:p>
          </table:table-cell>
          <table:table-cell table:formula="of:=[.C32]*[.B32]" office:value-type="float" office:value="500" calcext:value-type="float">
            <text:p>500</text:p>
          </table:table-cell>
          <table:table-cell table:formula="of:=[.B32]*[.B32]"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$C$2]/[.B33]" office:value-type="float" office:value="16.1290322580645" calcext:value-type="float">
            <text:p>16.1290322580645</text:p>
          </table:table-cell>
          <table:table-cell table:formula="of:=[.$C$2]/[.B33]" office:value-type="float" office:value="16.1290322580645" calcext:value-type="float">
            <text:p>16.1290322580645</text:p>
          </table:table-cell>
          <table:table-cell table:formula="of:=[.C33]*[.B33]" office:value-type="float" office:value="500" calcext:value-type="float">
            <text:p>500</text:p>
          </table:table-cell>
          <table:table-cell table:formula="of:=[.B33]*[.B33]" office:value-type="float" office:value="961" calcext:value-type="float">
            <text:p>96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$C$2]/[.B34]" office:value-type="float" office:value="15.625" calcext:value-type="float">
            <text:p>15.625</text:p>
          </table:table-cell>
          <table:table-cell table:formula="of:=[.$C$2]/[.B34]" office:value-type="float" office:value="15.625" calcext:value-type="float">
            <text:p>15.625</text:p>
          </table:table-cell>
          <table:table-cell table:formula="of:=[.C34]*[.B34]" office:value-type="float" office:value="500" calcext:value-type="float">
            <text:p>500</text:p>
          </table:table-cell>
          <table:table-cell table:formula="of:=[.B34]*[.B34]"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$C$2]/[.B35]" office:value-type="float" office:value="15.1515151515152" calcext:value-type="float">
            <text:p>15.1515151515152</text:p>
          </table:table-cell>
          <table:table-cell table:formula="of:=[.$C$2]/[.B35]" office:value-type="float" office:value="15.1515151515152" calcext:value-type="float">
            <text:p>15.1515151515152</text:p>
          </table:table-cell>
          <table:table-cell table:formula="of:=[.C35]*[.B35]" office:value-type="float" office:value="500" calcext:value-type="float">
            <text:p>500</text:p>
          </table:table-cell>
          <table:table-cell table:formula="of:=[.B35]*[.B35]" office:value-type="float" office:value="1089" calcext:value-type="float">
            <text:p>1089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$C$2]/[.B36]" office:value-type="float" office:value="14.7058823529412" calcext:value-type="float">
            <text:p>14.7058823529412</text:p>
          </table:table-cell>
          <table:table-cell table:formula="of:=[.$C$2]/[.B36]" office:value-type="float" office:value="14.7058823529412" calcext:value-type="float">
            <text:p>14.7058823529412</text:p>
          </table:table-cell>
          <table:table-cell table:formula="of:=[.C36]*[.B36]" office:value-type="float" office:value="500" calcext:value-type="float">
            <text:p>500</text:p>
          </table:table-cell>
          <table:table-cell table:formula="of:=[.B36]*[.B36]" office:value-type="float" office:value="1156" calcext:value-type="float">
            <text:p>115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$C$2]/[.B37]" office:value-type="float" office:value="14.2857142857143" calcext:value-type="float">
            <text:p>14.2857142857143</text:p>
          </table:table-cell>
          <table:table-cell table:formula="of:=[.$C$2]/[.B37]" office:value-type="float" office:value="14.2857142857143" calcext:value-type="float">
            <text:p>14.2857142857143</text:p>
          </table:table-cell>
          <table:table-cell table:formula="of:=[.C37]*[.B37]" office:value-type="float" office:value="500" calcext:value-type="float">
            <text:p>500</text:p>
          </table:table-cell>
          <table:table-cell table:formula="of:=[.B37]*[.B37]" office:value-type="float" office:value="1225" calcext:value-type="float">
            <text:p>122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[.$C$2]/[.B38]" office:value-type="float" office:value="13.8888888888889" calcext:value-type="float">
            <text:p>13.8888888888889</text:p>
          </table:table-cell>
          <table:table-cell table:formula="of:=[.$C$2]/[.B38]" office:value-type="float" office:value="13.8888888888889" calcext:value-type="float">
            <text:p>13.8888888888889</text:p>
          </table:table-cell>
          <table:table-cell table:formula="of:=[.C38]*[.B38]" office:value-type="float" office:value="500" calcext:value-type="float">
            <text:p>500</text:p>
          </table:table-cell>
          <table:table-cell table:formula="of:=[.B38]*[.B38]" office:value-type="float" office:value="1296" calcext:value-type="float">
            <text:p>1296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.$C$2]/[.B39]" office:value-type="float" office:value="13.5135135135135" calcext:value-type="float">
            <text:p>13.5135135135135</text:p>
          </table:table-cell>
          <table:table-cell table:formula="of:=[.$C$2]/[.B39]" office:value-type="float" office:value="13.5135135135135" calcext:value-type="float">
            <text:p>13.5135135135135</text:p>
          </table:table-cell>
          <table:table-cell table:formula="of:=[.C39]*[.B39]" office:value-type="float" office:value="500" calcext:value-type="float">
            <text:p>500</text:p>
          </table:table-cell>
          <table:table-cell table:formula="of:=[.B39]*[.B39]" office:value-type="float" office:value="1369" calcext:value-type="float">
            <text:p>1369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$C$2]/[.B40]" office:value-type="float" office:value="13.1578947368421" calcext:value-type="float">
            <text:p>13.1578947368421</text:p>
          </table:table-cell>
          <table:table-cell table:formula="of:=[.$C$2]/[.B40]" office:value-type="float" office:value="13.1578947368421" calcext:value-type="float">
            <text:p>13.1578947368421</text:p>
          </table:table-cell>
          <table:table-cell table:formula="of:=[.C40]*[.B40]" office:value-type="float" office:value="500" calcext:value-type="float">
            <text:p>500</text:p>
          </table:table-cell>
          <table:table-cell table:formula="of:=[.B40]*[.B40]" office:value-type="float" office:value="1444" calcext:value-type="float">
            <text:p>144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.$C$2]/[.B41]" office:value-type="float" office:value="12.8205128205128" calcext:value-type="float">
            <text:p>12.8205128205128</text:p>
          </table:table-cell>
          <table:table-cell table:formula="of:=[.$C$2]/[.B41]" office:value-type="float" office:value="12.8205128205128" calcext:value-type="float">
            <text:p>12.8205128205128</text:p>
          </table:table-cell>
          <table:table-cell table:formula="of:=[.C41]*[.B41]" office:value-type="float" office:value="500" calcext:value-type="float">
            <text:p>500</text:p>
          </table:table-cell>
          <table:table-cell table:formula="of:=[.B41]*[.B41]" office:value-type="float" office:value="1521" calcext:value-type="float">
            <text:p>152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$C$2]/[.B42]" office:value-type="float" office:value="12.5" calcext:value-type="float">
            <text:p>12.5</text:p>
          </table:table-cell>
          <table:table-cell table:formula="of:=[.$C$2]/[.B42]" office:value-type="float" office:value="12.5" calcext:value-type="float">
            <text:p>12.5</text:p>
          </table:table-cell>
          <table:table-cell table:formula="of:=[.C42]*[.B42]" office:value-type="float" office:value="500" calcext:value-type="float">
            <text:p>500</text:p>
          </table:table-cell>
          <table:table-cell table:formula="of:=[.B42]*[.B42]"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$C$2]/[.B43]" office:value-type="float" office:value="12.1951219512195" calcext:value-type="float">
            <text:p>12.1951219512195</text:p>
          </table:table-cell>
          <table:table-cell table:formula="of:=[.$C$2]/[.B43]" office:value-type="float" office:value="12.1951219512195" calcext:value-type="float">
            <text:p>12.1951219512195</text:p>
          </table:table-cell>
          <table:table-cell table:formula="of:=[.C43]*[.B43]" office:value-type="float" office:value="500" calcext:value-type="float">
            <text:p>500</text:p>
          </table:table-cell>
          <table:table-cell table:formula="of:=[.B43]*[.B43]" office:value-type="float" office:value="1681" calcext:value-type="float">
            <text:p>168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$C$2]/[.B44]" office:value-type="float" office:value="11.9047619047619" calcext:value-type="float">
            <text:p>11.9047619047619</text:p>
          </table:table-cell>
          <table:table-cell table:formula="of:=[.$C$2]/[.B44]" office:value-type="float" office:value="11.9047619047619" calcext:value-type="float">
            <text:p>11.9047619047619</text:p>
          </table:table-cell>
          <table:table-cell table:formula="of:=[.C44]*[.B44]" office:value-type="float" office:value="500" calcext:value-type="float">
            <text:p>500</text:p>
          </table:table-cell>
          <table:table-cell table:formula="of:=[.B44]*[.B44]" office:value-type="float" office:value="1764" calcext:value-type="float">
            <text:p>176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[.$C$2]/[.B45]" office:value-type="float" office:value="11.6279069767442" calcext:value-type="float">
            <text:p>11.6279069767442</text:p>
          </table:table-cell>
          <table:table-cell table:formula="of:=[.$C$2]/[.B45]" office:value-type="float" office:value="11.6279069767442" calcext:value-type="float">
            <text:p>11.6279069767442</text:p>
          </table:table-cell>
          <table:table-cell table:formula="of:=[.C45]*[.B45]" office:value-type="float" office:value="500" calcext:value-type="float">
            <text:p>500</text:p>
          </table:table-cell>
          <table:table-cell table:formula="of:=[.B45]*[.B45]" office:value-type="float" office:value="1849" calcext:value-type="float">
            <text:p>1849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$C$2]/[.B46]" office:value-type="float" office:value="11.3636363636364" calcext:value-type="float">
            <text:p>11.3636363636364</text:p>
          </table:table-cell>
          <table:table-cell table:formula="of:=[.$C$2]/[.B46]" office:value-type="float" office:value="11.3636363636364" calcext:value-type="float">
            <text:p>11.3636363636364</text:p>
          </table:table-cell>
          <table:table-cell table:formula="of:=[.C46]*[.B46]" office:value-type="float" office:value="500" calcext:value-type="float">
            <text:p>500</text:p>
          </table:table-cell>
          <table:table-cell table:formula="of:=[.B46]*[.B46]" office:value-type="float" office:value="1936" calcext:value-type="float">
            <text:p>1936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$C$2]/[.B47]" office:value-type="float" office:value="11.1111111111111" calcext:value-type="float">
            <text:p>11.1111111111111</text:p>
          </table:table-cell>
          <table:table-cell table:formula="of:=[.$C$2]/[.B47]" office:value-type="float" office:value="11.1111111111111" calcext:value-type="float">
            <text:p>11.1111111111111</text:p>
          </table:table-cell>
          <table:table-cell table:formula="of:=[.C47]*[.B47]" office:value-type="float" office:value="500" calcext:value-type="float">
            <text:p>500</text:p>
          </table:table-cell>
          <table:table-cell table:formula="of:=[.B47]*[.B47]" office:value-type="float" office:value="2025" calcext:value-type="float">
            <text:p>2025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[.$C$2]/[.B48]" office:value-type="float" office:value="10.8695652173913" calcext:value-type="float">
            <text:p>10.8695652173913</text:p>
          </table:table-cell>
          <table:table-cell table:formula="of:=[.$C$2]/[.B48]" office:value-type="float" office:value="10.8695652173913" calcext:value-type="float">
            <text:p>10.8695652173913</text:p>
          </table:table-cell>
          <table:table-cell table:formula="of:=[.C48]*[.B48]" office:value-type="float" office:value="500" calcext:value-type="float">
            <text:p>500</text:p>
          </table:table-cell>
          <table:table-cell table:formula="of:=[.B48]*[.B48]" office:value-type="float" office:value="2116" calcext:value-type="float">
            <text:p>2116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$C$2]/[.B49]" office:value-type="float" office:value="10.6382978723404" calcext:value-type="float">
            <text:p>10.6382978723404</text:p>
          </table:table-cell>
          <table:table-cell table:formula="of:=[.$C$2]/[.B49]" office:value-type="float" office:value="10.6382978723404" calcext:value-type="float">
            <text:p>10.6382978723404</text:p>
          </table:table-cell>
          <table:table-cell table:formula="of:=[.C49]*[.B49]" office:value-type="float" office:value="500" calcext:value-type="float">
            <text:p>500</text:p>
          </table:table-cell>
          <table:table-cell table:formula="of:=[.B49]*[.B49]" office:value-type="float" office:value="2209" calcext:value-type="float">
            <text:p>2209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$C$2]/[.B50]" office:value-type="float" office:value="10.4166666666667" calcext:value-type="float">
            <text:p>10.4166666666667</text:p>
          </table:table-cell>
          <table:table-cell table:formula="of:=[.$C$2]/[.B50]" office:value-type="float" office:value="10.4166666666667" calcext:value-type="float">
            <text:p>10.4166666666667</text:p>
          </table:table-cell>
          <table:table-cell table:formula="of:=[.C50]*[.B50]" office:value-type="float" office:value="500" calcext:value-type="float">
            <text:p>500</text:p>
          </table:table-cell>
          <table:table-cell table:formula="of:=[.B50]*[.B50]" office:value-type="float" office:value="2304" calcext:value-type="float">
            <text:p>2304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[.$C$2]/[.B51]" office:value-type="float" office:value="10.2040816326531" calcext:value-type="float">
            <text:p>10.2040816326531</text:p>
          </table:table-cell>
          <table:table-cell table:formula="of:=[.$C$2]/[.B51]" office:value-type="float" office:value="10.2040816326531" calcext:value-type="float">
            <text:p>10.2040816326531</text:p>
          </table:table-cell>
          <table:table-cell table:formula="of:=[.C51]*[.B51]" office:value-type="float" office:value="500" calcext:value-type="float">
            <text:p>500</text:p>
          </table:table-cell>
          <table:table-cell table:formula="of:=[.B51]*[.B51]" office:value-type="float" office:value="2401" calcext:value-type="float">
            <text:p>240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$C$2]/[.B52]" office:value-type="float" office:value="10" calcext:value-type="float">
            <text:p>10</text:p>
          </table:table-cell>
          <table:table-cell table:formula="of:=[.$C$2]/[.B52]" office:value-type="float" office:value="10" calcext:value-type="float">
            <text:p>10</text:p>
          </table:table-cell>
          <table:table-cell table:formula="of:=[.C52]*[.B52]" office:value-type="float" office:value="500" calcext:value-type="float">
            <text:p>500</text:p>
          </table:table-cell>
          <table:table-cell table:formula="of:=[.B52]*[.B52]" office:value-type="float" office:value="2500" calcext:value-type="float">
            <text:p>2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9">00/00/0000</text:date>, <text:time style:data-style-name="N2" text:time-value="12:21:23.9331122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8T17:44:26.579347749</meta:creation-date>
    <meta:generator>LibreOffice/6.0.7.3$Linux_X86_64 LibreOffice_project/00m0$Build-3</meta:generator>
    <dc:date>2021-05-28T17:52:54.694908836</dc:date>
    <meta:editing-duration>PT8M27S</meta:editing-duration>
    <meta:editing-cycles>3</meta:editing-cycles>
    <meta:document-statistic meta:table-count="1" meta:cell-count="245" meta:object-count="0"/>
  </office:meta>
</office:document-meta>
</file>